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. Normal Distribution Linear Regression</text:span></text:p>
      <text:p text:style-name="P1"><text:span text:style-name="T2">import pandas as pd</text:span></text:p>
      <text:p text:style-name="P1"><text:span text:style-name="T2">import numpy as np</text:span></text:p>
      <text:p text:style-name="P1"><text:span text:style-name="T2">from matplotlib import pyplot as plt</text:span></text:p>
      <text:p text:style-name="P1"><text:span text:style-name="T2"/></text:p>
      <text:p text:style-name="P1"><text:span text:style-name="T2">X = np.asarray([20, 5, 10, 13, 12])</text:span></text:p>
      <text:p text:style-name="P1"><text:span text:style-name="T2">y = np.asarray([44, 22, 25, 32, 27])</text:span></text:p>
      <text:p text:style-name="P1"><text:span text:style-name="T2"/></text:p>
      <text:p text:style-name="P1"><text:span text:style-name="T2">df = pd.DataFrame({'X': X, 'y': y})</text:span></text:p>
      <text:p text:style-name="P1"><text:span text:style-name="T2"/></text:p>
      <text:p text:style-name="P1"><text:span text:style-name="T2">xmean = np.mean(X)</text:span></text:p>
      <text:p text:style-name="P1"><text:span text:style-name="T2">ymean = np.mean(y)</text:span></text:p>
      <text:p text:style-name="P1"><text:span text:style-name="T2"/></text:p>
      <text:p text:style-name="P1"><text:span text:style-name="T2">xy = np.sum(X * y)</text:span></text:p>
      <text:p text:style-name="P1"><text:span text:style-name="T2">xymean = np.mean(X * y)</text:span></text:p>
      <text:p text:style-name="P1"><text:span text:style-name="T2">x2s = X ** 2</text:span></text:p>
      <text:p text:style-name="P1"><text:span text:style-name="T2">x2smean = np.mean(x2s)</text:span></text:p>
      <text:p text:style-name="P1"><text:span text:style-name="T2">xmean2s = xmean ** 2</text:span></text:p>
      <text:p text:style-name="P1"><text:span text:style-name="T2"/></text:p>
      <text:p text:style-name="P1"><text:span text:style-name="T2">b1 = (xymean - xmean * ymean) / (x2smean - xmean2s)</text:span></text:p>
      <text:p text:style-name="P1"><text:span text:style-name="T2">b0 = ymean - (b1 * xmean)</text:span></text:p>
      <text:p text:style-name="P1"><text:span text:style-name="T2"/></text:p>
      <text:p text:style-name="P1"><text:span text:style-name="T2">ypred = b0 + b1 * X</text:span></text:p>
      <text:p text:style-name="P1"><text:span text:style-name="T2"/></text:p>
      <text:p text:style-name="P1"><text:span text:style-name="T2">plt.scatter(X, y)</text:span></text:p>
      <text:p text:style-name="P1"><text:span text:style-name="T2">plt.plot(X, ypred, color='red', label='Regression Line')</text:span></text:p>
      <text:p text:style-name="P1"><text:span text:style-name="T2">plt.title('Normal Distribution Linear Regression')</text:span></text:p>
      <text:p text:style-name="P1"><text:span text:style-name="T2">plt.xlabel('X')</text:span></text:p>
      <text:p text:style-name="P1"><text:span text:style-name="T2">plt.ylabel('y')</text:span></text:p>
      <text:p text:style-name="P1"><text:span text:style-name="T2">plt.legend()</text:span></text:p>
      <text:p text:style-name="P1"><text:span text:style-name="T2">plt.show()</text:span></text:p>
      <text:p text:style-name="P1"><text:span text:style-name="T2"/></text:p>
      <text:p text:style-name="P1"><text:span text:style-name="T2">print(f'Normal Distribution Linear Regression: b0 = {b0}, b1 = {b1}')</text:span></text:p>
      <text:p text:style-name="P1"><text:span text:style-name="T2"/></text:p>
      <text:p text:style-name="P2"><draw:frame text:anchor-type="as-char" svg:width="152.40mm" svg:height="101.81mm" style:rel-width="scale" style:rel-height="scale"><draw:object-ole xlink:href="OleObj1"/><draw:image xlink:href="ObjectReplacements/OleObj1"/></draw:frame><text:span text:style-name="T2"/></text:p>
      <text:p text:style-name="P3"><text:span text:style-name="T2"/></text:p>
      <text:p text:style-name="P3"><text:span text:style-name="T3">2. Binomial Distribution Linear Regression</text:span><text:span text:style-name="T4"/></text:p>
      <text:p text:style-name="P3"><text:span text:style-name="T4">import pandas as pd</text:span></text:p>
      <text:p text:style-name="P3"><text:span text:style-name="T4">import numpy as np</text:span></text:p>
      <text:p text:style-name="P3"><text:span text:style-name="T4">from matplotlib import pyplot as plt</text:span></text:p>
      <text:p text:style-name="P3"><text:span text:style-name="T4"/></text:p>
      <text:p text:style-name="P3"><text:span text:style-name="T4">X = np.asarray([20, 5, 10, 13, 12])</text:span></text:p>
      <text:p text:style-name="P3"><text:span text:style-name="T4">y = np.asarray([44, 22, 25, 32, 27])</text:span></text:p>
      <text:p text:style-name="P3"><text:span text:style-name="T4"/></text:p>
      <text:p text:style-name="P3"><text:span text:style-name="T4">df = pd.DataFrame({'X': X, 'y': y})</text:span></text:p>
      <text:p text:style-name="P3"><text:span text:style-name="T4"/></text:p>
      <text:p text:style-name="P3"><text:span text:style-name="T4">xmean = np.mean(X)</text:span></text:p>
      <text:p text:style-name="P3"><text:span text:style-name="T4">ymean = np.mean(y)</text:span></text:p>
      <text:p text:style-name="P3"><text:span text:style-name="T4"/></text:p>
      <text:p text:style-name="P3"><text:span text:style-name="T4">xy = np.sum(X * y)</text:span></text:p>
      <text:p text:style-name="P3"><text:span text:style-name="T4">xymean = np.mean(X * y)</text:span></text:p>
      <text:p text:style-name="P3"><text:span text:style-name="T4">x2s = X ** 2</text:span></text:p>
      <text:p text:style-name="P3"><text:span text:style-name="T4">x2smean = np.mean(x2s)</text:span></text:p>
      <text:p text:style-name="P3"><text:span text:style-name="T4">xmean2s = xmean ** 2</text:span></text:p>
      <text:p text:style-name="P3"><text:span text:style-name="T4"/></text:p>
      <text:p text:style-name="P3"><text:span text:style-name="T4">b1 = (xymean - xmean * ymean) / (x2smean - xmean2s)</text:span></text:p>
      <text:p text:style-name="P3"><text:span text:style-name="T4">b0 = ymean - (b1 * xmean)</text:span></text:p>
      <text:p text:style-name="P3"><text:span text:style-name="T4"/></text:p>
      <text:p text:style-name="P3"><text:span text:style-name="T4">ypred = b0 + b1 * X</text:span></text:p>
      <text:p text:style-name="P3"><text:span text:style-name="T4"/></text:p>
      <text:p text:style-name="P3"><text:span text:style-name="T4">binomial_preds = 1 / (1 + np.exp(-ypred))<text:s text:c="2"/># Sigmoid function for binomial response</text:span></text:p>
      <text:p text:style-name="P3"><text:span text:style-name="T4"/></text:p>
      <text:p text:style-name="P3"><text:span text:style-name="T4">plt.scatter(X, binomial_preds)</text:span></text:p>
      <text:p text:style-name="P3"><text:span text:style-name="T4">plt.plot(X, binomial_preds, color='green', label='Regression Line')</text:span></text:p>
      <text:p text:style-name="P3"><text:span text:style-name="T4">plt.title('Binomial Distribution Linear Regression')</text:span></text:p>
      <text:p text:style-name="P3"><text:span text:style-name="T4">plt.xlabel('X')</text:span></text:p>
      <text:p text:style-name="P3"><text:span text:style-name="T4">plt.ylabel('y (Binomial Predicted)')</text:span></text:p>
      <text:p text:style-name="P3"><text:span text:style-name="T4">plt.legend()</text:span></text:p>
      <text:p text:style-name="P3"><text:span text:style-name="T4">plt.show()</text:span></text:p>
      <text:p text:style-name="P3"><text:span text:style-name="T4"/></text:p>
      <text:p text:style-name="P3"><text:span text:style-name="T4">print(f'Binomial Distribution Linear Regression: b0 = {b0}, b1 = {b1}')</text:span></text:p>
      <text:p text:style-name="P4"><draw:frame text:anchor-type="as-char" svg:width="152.40mm" svg:height="98.00mm" style:rel-width="scale" style:rel-height="scale"><draw:object-ole xlink:href="OleObj2"/><draw:image xlink:href="ObjectReplacements/OleObj2"/></draw:frame><text:span text:style-name="T4"/></text:p>
      <text:p text:style-name="P5"><text:span text:style-name="T4"/></text:p>
      <text:p text:style-name="P5"><text:span text:style-name="T5">3. Polynomial Distribution Linear Regression:</text:span><text:span text:style-name="T6"/></text:p>
      <text:p text:style-name="P5"><text:span text:style-name="T6">import pandas as pd</text:span></text:p>
      <text:p text:style-name="P5"><text:span text:style-name="T6">import numpy as np</text:span></text:p>
      <text:p text:style-name="P5"><text:span text:style-name="T6">from matplotlib import pyplot as plt</text:span></text:p>
      <text:p text:style-name="P5"><text:span text:style-name="T6"/></text:p>
      <text:p text:style-name="P5"><text:span text:style-name="T6">X = np.asarray([20, 5, 10, 13, 12])</text:span></text:p>
      <text:p text:style-name="P5"><text:span text:style-name="T6">y = np.asarray([44, 22, 25, 32, 27])</text:span></text:p>
      <text:p text:style-name="P5"><text:span text:style-name="T6"/></text:p>
      <text:p text:style-name="P5"><text:span text:style-name="T6">df = pd.DataFrame({'X': X, 'y': y})</text:span></text:p>
      <text:p text:style-name="P5"><text:span text:style-name="T6"/></text:p>
      <text:p text:style-name="P5"><text:span text:style-name="T6">degree = 2<text:s text:c="2"/># Change this for higher degrees</text:span></text:p>
      <text:p text:style-name="P5"><text:span text:style-name="T6">coefficients = np.polyfit(X, y, degree)</text:span></text:p>
      <text:p text:style-name="P5"><text:span text:style-name="T6"/></text:p>
      <text:p text:style-name="P5"><text:span text:style-name="T6">poly_model = np.poly1d(coefficients)</text:span></text:p>
      <text:p text:style-name="P5"><text:span text:style-name="T6"/></text:p>
      <text:p text:style-name="P5"><text:span text:style-name="T6">ypred = poly_model(X)</text:span></text:p>
      <text:p text:style-name="P5"><text:span text:style-name="T6"/></text:p>
      <text:p text:style-name="P5"><text:span text:style-name="T6">plt.scatter(X, y)</text:span></text:p>
      <text:p text:style-name="P5"><text:span text:style-name="T6">plt.plot(X, ypred, color='purple', label='Polynomial Regression Line')</text:span></text:p>
      <text:p text:style-name="P5"><text:span text:style-name="T6">plt.title(f'Polynomial Degree {degree} Regression')</text:span></text:p>
      <text:p text:style-name="P5"><text:span text:style-name="T6">plt.xlabel('X')</text:span></text:p>
      <text:p text:style-name="P5"><text:span text:style-name="T6">plt.ylabel('y')</text:span></text:p>
      <text:p text:style-name="P5"><text:span text:style-name="T6">plt.legend()</text:span></text:p>
      <text:p text:style-name="P5"><text:span text:style-name="T6">plt.show()</text:span></text:p>
      <text:p text:style-name="P5"><text:span text:style-name="T6"/></text:p>
      <text:p text:style-name="P5"><text:span text:style-name="T6">print(f'Polynomial Regression Coefficients: {coefficients}')</text:span></text:p>
      <text:p text:style-name="P6"><draw:frame text:anchor-type="as-char" svg:width="152.40mm" svg:height="105.41mm" style:rel-width="scale" style:rel-height="scale"><draw:object-ole xlink:href="OleObj3"/><draw:image xlink:href="ObjectReplacements/OleObj3"/></draw:frame><text:span text:style-name="T6"/></text:p>
      <text:p text:style-name="P7"><text:span text:style-name="T6"/></text:p>
      <text:p text:style-name="P7"><text:span text:style-name="T7">Ordinary Least Squares (OLS) regression using statsmodels:</text:span><text:span text:style-name="T8"/></text:p>
      <text:p text:style-name="P7"><text:span text:style-name="T8">import pandas as pd</text:span></text:p>
      <text:p text:style-name="P7"><text:span text:style-name="T8">import numpy as np</text:span></text:p>
      <text:p text:style-name="P7"><text:span text:style-name="T8">import matplotlib.pyplot as plt</text:span></text:p>
      <text:p text:style-name="P7"><text:span text:style-name="T8">import statsmodels.formula.api as smf</text:span></text:p>
      <text:p text:style-name="P7"><text:span text:style-name="T8"/></text:p>
      <text:p text:style-name="P7"><text:span text:style-name="T8"># Sample data</text:span></text:p>
      <text:p text:style-name="P7"><text:span text:style-name="T8">X = np.asarray([20, 5, 10, 13, 12])</text:span></text:p>
      <text:p text:style-name="P7"><text:span text:style-name="T8">y = np.asarray([44, 22, 25, 32, 27])</text:span></text:p>
      <text:p text:style-name="P7"><text:span text:style-name="T8"/></text:p>
      <text:p text:style-name="P7"><text:span text:style-name="T8">df = pd.DataFrame({'X': X, 'y': y})</text:span></text:p>
      <text:p text:style-name="P7"><text:span text:style-name="T8"/></text:p>
      <text:p text:style-name="P7"><text:span text:style-name="T8">model1 = smf.ols('y ~ X', data=df) </text:span></text:p>
      <text:p text:style-name="P7"><text:span text:style-name="T8">result = model1.fit() </text:span></text:p>
      <text:p text:style-name="P7"><text:span text:style-name="T8"/></text:p>
      <text:p text:style-name="P7"><text:span text:style-name="T8">print(result.summary())</text:span></text:p>
      <text:p text:style-name="P7"><text:span text:style-name="T8"/></text:p>
      <text:p text:style-name="P7"><text:span text:style-name="T8">ypred = result.predict(df['X']) </text:span></text:p>
      <text:p text:style-name="P7"><text:span text:style-name="T8"/></text:p>
      <text:p text:style-name="P7"><text:span text:style-name="T8">print("Predictions:\n", ypred)</text:span></text:p>
      <text:p text:style-name="P7"><text:span text:style-name="T8"/></text:p>
      <text:p text:style-name="P7"><text:span text:style-name="T8">print("\nCoefficients:\n", result.params)</text:span></text:p>
      <text:p text:style-name="P7"><text:span text:style-name="T8">print("\nP-values:\n", result.pvalues)</text:span></text:p>
      <text:p text:style-name="P7"><text:span text:style-name="T8">print("\nR-squared:\n", result.rsquared)</text:span></text:p>
      <text:p text:style-name="P7"><text:span text:style-name="T8"/></text:p>
      <text:p text:style-name="P7"><text:span text:style-name="T8">plt.figure(figsize=(10, 5))</text:span></text:p>
      <text:p text:style-name="P7"><text:span text:style-name="T8">plt.plot(df['X'], df['y'], 'o', label='Actual data') </text:span></text:p>
      <text:p text:style-name="P7"><text:span text:style-name="T8">plt.plot(df['X'], ypred, 'r', linewidth=2, label='Regression line') </text:span></text:p>
      <text:p text:style-name="P7"><text:span text:style-name="T8">plt.xlabel('X values')</text:span></text:p>
      <text:p text:style-name="P7"><text:span text:style-name="T8">plt.ylabel('y values')</text:span></text:p>
      <text:p text:style-name="P7"><text:span text:style-name="T8">plt.title("Linear Regression Model using 'statsmodels'")</text:span></text:p>
      <text:p text:style-name="P7"><text:span text:style-name="T8">plt.legend()</text:span></text:p>
      <text:p text:style-name="P7"><text:span text:style-name="T8">plt.show()</text:span></text:p>
      <text:p text:style-name="P8"><draw:frame text:anchor-type="as-char" svg:width="152.40mm" svg:height="86.78mm" style:rel-width="scale" style:rel-height="scale"><draw:object-ole xlink:href="OleObj4"/><draw:image xlink:href="ObjectReplacements/OleObj4"/></draw:frame><text:span text:style-name="T8"/></text:p>
      <text:p text:style-name="P8"><draw:frame text:anchor-type="as-char" svg:width="152.40mm" svg:height="80.43mm" style:rel-width="scale" style:rel-height="scale"><draw:object-ole xlink:href="OleObj5"/><draw:image xlink:href="ObjectReplacements/OleObj5"/></draw:frame><text:span text:style-name="T8"/></text:p>
      <text:p text:style-name="P8"><draw:frame text:anchor-type="as-char" svg:width="152.40mm" svg:height="75.14mm" style:rel-width="scale" style:rel-height="scale"><draw:object-ole xlink:href="OleObj6"/><draw:image xlink:href="ObjectReplacements/OleObj6"/></draw:frame><text:span text:style-name="T8"/></text:p>
      <text:p text:style-name="P8"><text:span text:style-name="T8"/></text:p>
      <text:p text:style-name="P8"><text:span text:style-name="T9">Linear Regression Model using sklearn:</text:span><text:span text:style-name="T10"/></text:p>
      <text:p text:style-name="P8"><text:span text:style-name="T10">import matplotlib.pyplot as plt</text:span></text:p>
      <text:p text:style-name="P8"><text:span text:style-name="T10">import numpy as np</text:span></text:p>
      <text:p text:style-name="P8"><text:span text:style-name="T10">from sklearn.linear_model import LinearRegression</text:span></text:p>
      <text:p text:style-name="P8"><text:span text:style-name="T10">from sklearn.metrics import mean_squared_error, r2_score</text:span></text:p>
      <text:p text:style-name="P8"><text:span text:style-name="T10"/></text:p>
      <text:p text:style-name="P8"><text:span text:style-name="T10">X = np.asarray([20, 5, 10, 13, 12])</text:span></text:p>
      <text:p text:style-name="P8"><text:span text:style-name="T10">y = np.asarray([44, 22, 25, 32, 27])</text:span></text:p>
      <text:p text:style-name="P8"><text:span text:style-name="T10"/></text:p>
      <text:p text:style-name="P8"><text:span text:style-name="T10">print("Before reshaping")</text:span></text:p>
      <text:p text:style-name="P8"><text:span text:style-name="T10">print(X)</text:span></text:p>
      <text:p text:style-name="P8"><text:span text:style-name="T10"/></text:p>
      <text:p text:style-name="P8"><text:span text:style-name="T10">X = X.reshape(-1, 1)</text:span></text:p>
      <text:p text:style-name="P8"><text:span text:style-name="T10"/></text:p>
      <text:p text:style-name="P8"><text:span text:style-name="T10">print("After reshaping")</text:span></text:p>
      <text:p text:style-name="P8"><text:span text:style-name="T10">print(X)<text:s text:c="2"/></text:span></text:p>
      <text:p text:style-name="P8"><text:span text:style-name="T10">model = LinearRegression()</text:span></text:p>
      <text:p text:style-name="P8"><text:span text:style-name="T10"/></text:p>
      <text:p text:style-name="P8"><text:span text:style-name="T10">model.fit(X, y)</text:span></text:p>
      <text:p text:style-name="P8"><text:span text:style-name="T10"/></text:p>
      <text:p text:style-name="P8"><text:span text:style-name="T10">print("b1 (Slope): \n", model.coef_)</text:span></text:p>
      <text:p text:style-name="P8"><text:span text:style-name="T10">print("b0 (Intercept): \n", model.intercept_)</text:span></text:p>
      <text:p text:style-name="P8"><text:span text:style-name="T10"/></text:p>
      <text:p text:style-name="P8"><text:span text:style-name="T10">yhat = model.predict(X)</text:span></text:p>
      <text:p text:style-name="P8"><text:span text:style-name="T10">print("Prediction: \n", yhat)</text:span></text:p>
      <text:p text:style-name="P8"><text:span text:style-name="T10"/></text:p>
      <text:p text:style-name="P8"><text:span text:style-name="T10">r_sq = model.score(X, y)</text:span></text:p>
      <text:p text:style-name="P8"><text:span text:style-name="T10">print('Coefficient of determination, R²:', r_sq)</text:span></text:p>
      <text:p text:style-name="P8"><text:span text:style-name="T10"/></text:p>
      <text:p text:style-name="P8"><text:span text:style-name="T10">mse = mean_squared_error(y, yhat)</text:span></text:p>
      <text:p text:style-name="P8"><text:span text:style-name="T10">print("\nMean Squared Error (MSE):", mse)</text:span></text:p>
      <text:p text:style-name="P8"><text:span text:style-name="T10"/></text:p>
      <text:p text:style-name="P8"><text:span text:style-name="T10">rmse = np.sqrt(mse)</text:span></text:p>
      <text:p text:style-name="P8"><text:span text:style-name="T10">print("\nRoot Mean Squared Error (RMSE):", rmse)</text:span></text:p>
      <text:p text:style-name="P8"><text:span text:style-name="T10"/></text:p>
      <text:p text:style-name="P8"><text:span text:style-name="T10">plt.figure(figsize=(10, 5))</text:span></text:p>
      <text:p text:style-name="P8"><text:span text:style-name="T10">plt.plot(X, y, 'o', label="Actual Data") </text:span></text:p>
      <text:p text:style-name="P8"><text:span text:style-name="T10">plt.plot(X, yhat, 'r', linewidth=2, label="Regression Line") </text:span></text:p>
      <text:p text:style-name="P8"><text:span text:style-name="T10">plt.xlabel('X values')</text:span></text:p>
      <text:p text:style-name="P8"><text:span text:style-name="T10">plt.ylabel('y values')</text:span></text:p>
      <text:p text:style-name="P8"><text:span text:style-name="T10">plt.title('Linear Regression Model using sklearn')</text:span></text:p>
      <text:p text:style-name="P8"><text:span text:style-name="T10">plt.legend()</text:span></text:p>
      <text:p text:style-name="P8"><text:span text:style-name="T10">plt.show()</text:span></text:p>
      <text:p text:style-name="P8"><text:span text:style-name="T10"/></text:p>
      <text:p text:style-name="P8"><text:span text:style-name="T10">X_test = np.asarray([10, 11, 12])</text:span></text:p>
      <text:p text:style-name="P8"><text:span text:style-name="T10">X_test = X_test.reshape(-1, 1)</text:span></text:p>
      <text:p text:style-name="P8"><text:span text:style-name="T10"/></text:p>
      <text:p text:style-name="P8"><text:span text:style-name="T10">y_pred1 = model.predict(X_test)</text:span></text:p>
      <text:p text:style-name="P8"><text:span text:style-name="T10"/></text:p>
      <text:p text:style-name="P8"><text:span text:style-name="T10">print("Prediction for test set: \n", y_pred1)</text:span></text:p>
      <text:p text:style-name="P8"><text:span text:style-name="T10"/></text:p>
      <text:p text:style-name="P8"><draw:frame text:anchor-type="as-char" svg:width="152.40mm" svg:height="76.41mm" style:rel-width="scale" style:rel-height="scale"><draw:object-ole xlink:href="OleObj7"/><draw:image xlink:href="ObjectReplacements/OleObj7"/></draw:frame><text:span text:style-name="T10"/></text:p>
      <text:p text:style-name="P8"><draw:frame text:anchor-type="as-char" svg:width="152.40mm" svg:height="79.80mm" style:rel-width="scale" style:rel-height="scale"><draw:object-ole xlink:href="OleObj8"/><draw:image xlink:href="ObjectReplacements/OleObj8"/></draw:frame><text:span text:style-name="T10"/></text:p>
      <text:p text:style-name="P8"><text:span text:style-name="T10"/></text:p>
      <text:p text:style-name="P8"><text:span text:style-name="T10"/></text:p>
      <text:p text:style-name="P9"><text:span text:style-name="T1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